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3-01-10" calcext:value-type="date">
            <text:p>10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3-01-11" calcext:value-type="date">
            <text:p>11.0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3-01-12" calcext:value-type="date">
            <text:p>12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 style:data-style-name="N2" text:time-value="15:28:55.7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1-12T15:29:48.269000000</dc:date>
    <meta:editing-duration>P1DT5H47M55S</meta:editing-duration>
    <meta:editing-cycles>15</meta:editing-cycles>
    <meta:generator>LibreOffice/7.6.0.3$Windows_X86_64 LibreOffice_project/69edd8b8ebc41d00b4de3915dc82f8f0fc3b6265</meta:generator>
    <meta:document-statistic meta:table-count="1" meta:cell-count="42" meta:object-count="0"/>
  </office:meta>
</office:document-meta>
</file>